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7000000E51468EE8DE546F0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ababa" draw:textarea-horizontal-align="justify" draw:textarea-vertical-align="top" draw:auto-grow-height="false" fo:min-height="7.37cm" fo:min-width="4.326cm"/>
      <style:paragraph-properties style:writing-mode="lr-tb"/>
    </style:style>
    <style:style style:name="gr2" style:family="graphic" style:parent-style-name="standard">
      <style:graphic-properties draw:stroke="none" draw:fill="solid" draw:fill-color="#bababa" draw:textarea-horizontal-align="justify" draw:textarea-vertical-align="top" draw:auto-grow-height="false" fo:min-height="7.381cm" fo:min-width="4.326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86cm" fo:min-width="0.834cm"/>
    </style:style>
    <style:style style:name="gr4" style:family="graphic" style:parent-style-name="standard">
      <style:graphic-properties draw:stroke="none" draw:fill="solid" draw:fill-color="#008400" draw:textarea-horizontal-align="justify" draw:textarea-vertical-align="middle" draw:auto-grow-height="false" fo:min-height="0.386cm" fo:min-width="0.834cm"/>
    </style:style>
    <style:style style:name="gr5" style:family="graphic" style:parent-style-name="standard">
      <style:graphic-properties draw:stroke="none" draw:fill="solid" draw:fill-color="#fe7f00" draw:opacity="20%" draw:textarea-horizontal-align="justify" draw:textarea-vertical-align="middle" draw:auto-grow-height="false" fo:min-height="0.386cm" fo:min-width="0.834cm"/>
    </style:style>
    <style:style style:name="gr6" style:family="graphic" style:parent-style-name="standard">
      <style:graphic-properties draw:stroke="none" draw:fill="solid" draw:fill-color="#fe7f00" draw:opacity="50%" draw:textarea-horizontal-align="justify" draw:textarea-vertical-align="middle" draw:auto-grow-height="false" fo:min-height="0.386cm" fo:min-width="0.834cm"/>
    </style:style>
    <style:style style:name="gr7" style:family="graphic" style:parent-style-name="standard">
      <style:graphic-properties draw:stroke="solid" svg:stroke-width="0.106cm" svg:stroke-color="#ff0000" draw:marker-start-width="0.359cm" draw:marker-end-width="0.359cm" draw:fill-color="#ff0000" draw:textarea-horizontal-align="justify" draw:textarea-vertical-align="middle" draw:auto-grow-height="false" fo:min-height="1.02cm" fo:min-width="0.77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ff0000" draw:marker-start-width="0.359cm" draw:marker-end-width="0.359cm" draw:fill-color="#ff0000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mono" draw:luminance="0%" draw:contrast="25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ffff00" draw:fill-color="#d0d0d0" draw:textarea-horizontal-align="justify" draw:textarea-vertical-align="middle" draw:auto-grow-height="false" fo:min-height="0.766cm" fo:min-width="26.17cm"/>
      <style:paragraph-properties style:writing-mode="lr-tb"/>
    </style:style>
    <style:style style:name="gr11" style:family="graphic" style:parent-style-name="standard">
      <style:graphic-properties draw:stroke="none" draw:fill-color="#bababa" draw:textarea-horizontal-align="justify" draw:textarea-vertical-align="middle" draw:auto-grow-height="false" fo:min-height="0.021cm" fo:min-width="3.89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background-color="#bababa"/>
    </style:style>
    <style:style style:name="P2" style:family="paragraph">
      <loext:graphic-properties draw:fill="solid" draw:fill-color="#bababa"/>
      <style:paragraph-properties fo:text-align="center"/>
      <style:text-properties fo:background-color="#bababa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8400"/>
      <style:paragraph-properties fo:text-align="center"/>
    </style:style>
    <style:style style:name="P5" style:family="paragraph">
      <loext:graphic-properties draw:fill="solid" draw:fill-color="#fe7f00" draw:opacity="20%"/>
      <style:paragraph-properties fo:text-align="center"/>
    </style:style>
    <style:style style:name="P6" style:family="paragraph">
      <loext:graphic-properties draw:fill="solid" draw:fill-color="#fe7f00" draw:opacity="50%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d0d0d0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bababa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26cm" svg:height="7.62cm" svg:x="0.37cm" svg:y="0.478cm">
          <text:p text:style-name="P1">(1) Info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7.62cm" svg:x="5.704cm" svg:y="0.478cm">
          <text:p text:style-name="P1">(2) Ad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7.631cm" svg:x="11.004cm" svg:y="0.478cm">
          <text:p text:style-name="P1">(3) Gui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7.62cm" svg:x="16.304cm" svg:y="0.478cm">
          <text:p text:style-name="P1">(4) Ste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7.62cm" svg:x="21.704cm" svg:y="0.478cm">
          <text:p text:style-name="P1">(5) Enfor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27cm" svg:x="0.578cm" svg:y="2.9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27cm" svg:x="3.518cm" svg:y="2.964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27cm" draw:transform="rotate (1.5707963267949) translate (2.148cm 3.118cm)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27cm" svg:x="5.878cm" svg:y="2.9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1.27cm" svg:x="8.818cm" svg:y="2.965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27cm" draw:transform="rotate (1.5707963267949) translate (7.448cm 3.119cm)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24cm" svg:height="1.27cm" svg:x="11.179cm" svg:y="2.9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1.27cm" svg:x="14.119cm" svg:y="2.966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24cm" svg:height="1.27cm" draw:transform="rotate (1.5707963267949) translate (12.749cm 3.12cm)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524cm" svg:height="1.27cm" svg:x="16.479cm" svg:y="2.9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1.27cm" svg:x="19.419cm" svg:y="2.966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524cm" svg:height="1.27cm" draw:transform="rotate (1.5707963267949) translate (18.049cm 3.12cm)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1.27cm" svg:x="24.718cm" svg:y="2.966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27cm" svg:height="1.27cm" draw:transform="rotate (-0.785223630472252) translate (17.206cm 2.74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27cm" svg:height="1.27cm" draw:transform="rotate (-0.785223630472252) translate (18.676cm 1.5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2.334cm" svg:height="2.032cm" svg:x="22.557cm" svg:y="1.502cm">
          <draw:image xlink:href="Pictures/1000020100000107000000E51468EE8DE546F0C4.png" xlink:type="simple" xlink:show="embed" xlink:actuate="onLoad" loext:mime-type="image/png">
            <text:p/>
          </draw:image>
        </draw:frame>
        <draw:custom-shape draw:style-name="gr10" draw:text-style-name="P10" draw:layer="layout" svg:width="26.67cm" svg:height="1.016cm" svg:x="0.116cm" svg:y="6.666cm">
          <text:p text:style-name="P9"><text:span text:style-name="T1">Information-based approach (“soft” measures) <text:s text:c="56"/>Physical approach (“hard” measures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96cm" svg:height="0.271cm" draw:transform="rotate (0.354825436930447) translate (11.039cm 7.85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6.67cm" svg:height="1.016cm" svg:x="0.116cm" svg:y="5.166cm">
          <text:p text:style-name="P9"><text:span text:style-name="T1">Stakeholders (event organizers, facility operators, administrators) <text:s text:c="54"/>Policy, army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96cm" svg:height="0.271cm" draw:transform="rotate (0.354825436930447) translate (16.534cm 6.33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924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8cm" svg:x="1cm" svg:y="4.872cm"/>
      <draw:page-thumbnail draw:layer="backgroundobjects" svg:width="8.999cm" svg:height="2.8cm" svg:x="1cm" svg:y="13.448cm"/>
      <draw:page-thumbnail draw:layer="backgroundobjects" svg:width="8.999cm" svg:height="2.8cm" svg:x="1cm" svg:y="22.024cm"/>
      <draw:page-thumbnail draw:layer="backgroundobjects" svg:width="8.999cm" svg:height="2.8cm" svg:x="11cm" svg:y="4.872cm"/>
      <draw:page-thumbnail draw:layer="backgroundobjects" svg:width="8.999cm" svg:height="2.8cm" svg:x="11cm" svg:y="13.448cm"/>
      <draw:page-thumbnail draw:layer="backgroundobjects" svg:width="8.999cm" svg:height="2.8cm" svg:x="11cm" svg:y="22.02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40:44.915667786</meta:creation-date>
    <dc:date>2024-01-08T12:44:25.705727152</dc:date>
    <meta:editing-duration>PT2M28S</meta:editing-duration>
    <meta:editing-cycles>2</meta:editing-cycles>
    <meta:generator>LibreOffice/6.4.7.2$Linux_X86_64 LibreOffice_project/40$Build-2</meta:generator>
    <meta:document-statistic meta:object-count="48"/>
  </office:meta>
</office:document-meta>
</file>